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301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53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0"/>
    <style:style style:name="ce3" style:family="table-cell" style:parent-style-name="Default" style:data-style-name="N13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mps Cycla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épartement, DOM ou COM de naissance</text:p>
          </table:table-cell>
          <table:table-cell office:value-type="string" calcext:value-type="string">
            <text:p>depCOM_naissance</text:p>
          </table:table-cell>
          <table:table-cell/>
        </table:table-row>
        <table:table-row table:style-name="ro1">
          <table:table-cell office:value-type="string" calcext:value-type="string">
            <text:p>Pays de naissance</text:p>
          </table:table-cell>
          <table:table-cell office:value-type="string" calcext:value-type="string">
            <text:p>pays_naissance</text:p>
          </table:table-cell>
          <table:table-cell/>
        </table:table-row>
        <table:table-row table:style-name="ro1">
          <table:table-cell office:value-type="string" calcext:value-type="string">
            <text:p>Date de naissance</text:p>
          </table:table-cell>
          <table:table-cell office:value-type="string" calcext:value-type="string">
            <text:p>date_naissanc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E</text:p>
          </table:table-cell>
          <table:table-cell/>
        </table:table-row>
        <table:table-row table:style-name="ro1">
          <table:table-cell office:value-type="string" calcext:value-type="string">
            <text:p>Prénoms</text:p>
          </table:table-cell>
          <table:table-cell office:value-type="string" calcext:value-type="string">
            <text:p>prenoms</text:p>
          </table:table-cell>
          <table:table-cell/>
        </table:table-row>
        <table:table-row table:style-name="ro1">
          <table:table-cell office:value-type="string" calcext:value-type="string">
            <text:p>Noms d’usage</text:p>
          </table:table-cell>
          <table:table-cell office:value-type="string" calcext:value-type="string">
            <text:p>nom_usage</text:p>
          </table:table-cell>
          <table:table-cell/>
        </table:table-row>
        <table:table-row table:style-name="ro1">
          <table:table-cell office:value-type="string" calcext:value-type="string">
            <text:p>Nom de famille</text:p>
          </table:table-cell>
          <table:table-cell office:value-type="string" calcext:value-type="string">
            <text:p>nom_famille</text:p>
          </table:table-cell>
          <table:table-cell/>
        </table:table-row>
        <table:table-row table:style-name="ro1">
          <table:table-cell office:value-type="string" calcext:value-type="string">
            <text:p>Civilité</text:p>
          </table:table-cell>
          <table:table-cell office:value-type="string" calcext:value-type="string">
            <text:p>civilite</text:p>
          </table:table-cell>
          <table:table-cell office:value-type="string" calcext:value-type="string">
            <text:p>F ou M</text:p>
          </table:table-cell>
        </table:table-row>
        <table:table-row table:style-name="ro1">
          <table:table-cell office:value-type="string" calcext:value-type="string">
            <text:p>Nationalité</text:p>
          </table:table-cell>
          <table:table-cell office:value-type="string" calcext:value-type="string">
            <text:p>nationalite</text:p>
          </table:table-cell>
          <table:table-cell/>
        </table:table-row>
        <table:table-row table:style-name="ro1">
          <table:table-cell office:value-type="string" calcext:value-type="string">
            <text:p>Pays de résidence</text:p>
          </table:table-cell>
          <table:table-cell office:value-type="string" calcext:value-type="string">
            <text:p>pays</text:p>
          </table:table-cell>
          <table:table-cell/>
        </table:table-row>
        <table:table-row table:style-name="ro1">
          <table:table-cell office:value-type="string" calcext:value-type="string">
            <text:p>Commune de naissance</text:p>
          </table:table-cell>
          <table:table-cell office:value-type="string" calcext:value-type="string">
            <text:p>commune_naissance</text:p>
          </table:table-cell>
          <table:table-cell/>
        </table:table-row>
        <table:table-row table:style-name="ro1">
          <table:table-cell office:value-type="string" calcext:value-type="string">
            <text:p>Adresse ligne1</text:p>
          </table:table-cell>
          <table:table-cell office:value-type="string" calcext:value-type="string">
            <text:p>adresse_1</text:p>
          </table:table-cell>
          <table:table-cell/>
        </table:table-row>
        <table:table-row table:style-name="ro1">
          <table:table-cell office:value-type="string" calcext:value-type="string">
            <text:p>Adresse ligne2</text:p>
          </table:table-cell>
          <table:table-cell office:value-type="string" calcext:value-type="string">
            <text:p>adresse_2</text:p>
          </table:table-cell>
          <table:table-cell/>
        </table:table-row>
        <table:table-row table:style-name="ro1">
          <table:table-cell office:value-type="string" calcext:value-type="string">
            <text:p>Adresse ligne3</text:p>
          </table:table-cell>
          <table:table-cell office:value-type="string" calcext:value-type="string">
            <text:p>adresse_3</text:p>
          </table:table-cell>
          <table:table-cell/>
        </table:table-row>
        <table:table-row table:style-name="ro1">
          <table:table-cell office:value-type="string" calcext:value-type="string">
            <text:p>Adresse ligne4</text:p>
          </table:table-cell>
          <table:table-cell office:value-type="string" calcext:value-type="string">
            <text:p>adresse_4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ode postal</text:p>
          </table:table-cell>
          <table:table-cell office:value-type="string" calcext:value-type="string">
            <text:p>code_postal</text:p>
          </table:table-cell>
          <table:table-cell/>
        </table:table-row>
        <table:table-row table:style-name="ro1">
          <table:table-cell office:value-type="string" calcext:value-type="string">
            <text:p>Localité</text:p>
          </table:table-cell>
          <table:table-cell office:value-type="string" calcext:value-type="string">
            <text:p>localit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éléphone personnel</text:p>
          </table:table-cell>
          <table:table-cell office:value-type="string" calcext:value-type="string">
            <text:p>telephone</text:p>
          </table:table-cell>
          <table:table-cell/>
        </table:table-row>
        <table:table-row table:style-name="ro1">
          <table:table-cell office:value-type="string" calcext:value-type="string">
            <text:p>Téléphone mobile</text:p>
          </table:table-cell>
          <table:table-cell office:value-type="string" calcext:value-type="string">
            <text:p>telephone_mobi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resse mail</text:p>
          </table:table-cell>
          <table:table-cell office:value-type="string" calcext:value-type="string">
            <text:p>adresse_mail</text:p>
          </table:table-cell>
          <table:table-cell/>
        </table:table-row>
        <table:table-row table:style-name="ro1">
          <table:table-cell office:value-type="string" calcext:value-type="string">
            <text:p>Numéro de l’établissement du candidat (code RNE ou code Cyclades)</text:p>
          </table:table-cell>
          <table:table-cell office:value-type="string" calcext:value-type="string">
            <text:p>etablissement</text:p>
          </table:table-cell>
          <table:table-cell/>
        </table:table-row>
        <table:table-row table:style-name="ro1">
          <table:table-cell office:value-type="string" calcext:value-type="string">
            <text:p>Division de classe</text:p>
          </table:table-cell>
          <table:table-cell office:value-type="string" calcext:value-type="string">
            <text:p>division_classe</text:p>
          </table:table-cell>
          <table:table-cell/>
        </table:table-row>
        <table:table-row table:style-name="ro1">
          <table:table-cell office:value-type="string" calcext:value-type="string">
            <text:p>Série/Spécialité(code)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CG pour les bacs généraux</text:p>
          </table:table-cell>
        </table:table-row>
        <table:table-row table:style-name="ro1">
          <table:table-cell office:value-type="string" calcext:value-type="string">
            <text:p>Catégorie du candidat (code)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Voir feuille Catégorie candidat</text:p>
          </table:table-cell>
        </table:table-row>
        <table:table-row table:style-name="ro1">
          <table:table-cell office:value-type="string" calcext:value-type="string">
            <text:p>Zone géographique souhaitée</text:p>
          </table:table-cell>
          <table:table-cell office:value-type="string" calcext:value-type="string">
            <text:p>zone_geo_souhaitee</text:p>
          </table:table-cell>
          <table:table-cell office:value-type="string" calcext:value-type="string">
            <text:p>pour les candidats CNED uniquement ? Sinon 238 (SAINT-NAZAIRE)</text:p>
          </table:table-cell>
        </table:table-row>
        <table:table-row table:style-name="ro1">
          <table:table-cell office:value-type="string" calcext:value-type="string">
            <text:p>Catégorie socio-professionnelle d’un représentant légal (code)</text:p>
          </table:table-cell>
          <table:table-cell office:value-type="string" calcext:value-type="string">
            <text:p>categ_socio_pro</text:p>
          </table:table-cell>
          <table:table-cell office:value-type="string" calcext:value-type="string">
            <text:p>Voir feuille Sociopr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seignement de spécialité 1</text:p>
          </table:table-cell>
          <table:table-cell office:value-type="string" calcext:value-type="string">
            <text:p>Spécialité 1</text:p>
          </table:table-cell>
          <table:table-cell office:value-type="string" calcext:value-type="string">
            <text:p>Voir feuille Spé</text:p>
          </table:table-cell>
        </table:table-row>
        <table:table-row table:style-name="ro1">
          <table:table-cell office:value-type="string" calcext:value-type="string">
            <text:p>Enseignement de spécialité 2</text:p>
          </table:table-cell>
          <table:table-cell office:value-type="string" calcext:value-type="string">
            <text:p>Spécialité 2</text:p>
          </table:table-cell>
          <table:table-cell/>
        </table:table-row>
        <table:table-row table:style-name="ro1">
          <table:table-cell office:value-type="string" calcext:value-type="string">
            <text:p>Enseignement de spécialité 3</text:p>
          </table:table-cell>
          <table:table-cell office:value-type="string" calcext:value-type="string">
            <text:p>Spécialité 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e vivante 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Voir feuille LV</text:p>
          </table:table-cell>
        </table:table-row>
        <table:table-row table:style-name="ro1">
          <table:table-cell office:value-type="string" calcext:value-type="string">
            <text:p>Langue vivante B</text:p>
          </table:table-cell>
          <table:table-cell office:value-type="string" calcext:value-type="string">
            <text:p>LVB</text:p>
          </table:table-cell>
          <table:table-cell/>
        </table:table-row>
      </table:table>
      <table:table table:name="Catégorie candidat" table:style-name="ta1">
        <table:table-column table:style-name="co3" table:number-columns-repeated="2" table:default-cell-style-name="Default"/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colair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NED scolair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Individuel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OREA</text:p>
          </table:table-cell>
        </table:table-row>
      </table:table>
      <table:table table:name="Sociopro" table:style-name="ta1">
        <table:table-column table:style-name="co3" table:number-columns-repeated="2" table:default-cell-style-name="ce1"/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griculteurs sur petite exploitation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griculteurs sur moyenne exploitation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griculteurs sur grande exploitatio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rtisans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ommerçants et assimilé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hefs d'entreprise de 10 salariés ou plu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ofessions libérales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adres de la fonction publiqu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ofesseurs, professions scientifique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ofessions de l'information, des arts et des spectacles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adres administratifs et commerciaux d'entrepris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ngénieurs et cadres techniques d'entrepris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ofesseurs des écoles, instituteurs et assimilé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ofessions intermédiaires de la santé et <text:s/>du travail social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lergé, religieux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ofessions intermédiaires administratives de la fonction publique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ofessions intermédiaires administratives et commerciales des entreprises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Techniciens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ontremaîtres, agents de maîtrise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Employés civils et agents de service de la fonction publique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oliciers et militaires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mployés administratifs d'entreprise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mployés de commerce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ersonnels des services directs aux particulier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Ouvriers qualifiés de type industriel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uvriers qualifiés de type artisanal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Chauffeur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Ouvriers qualifiés de la manutention, du magasinage et du transport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Ouvriers non qualifiés de type industriel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Ouvriers non qualifiés de type artisanal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Ouvriers agricoles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Anciens agriculteurs exploitants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Anciens artisans, commerçants, chefs d'entreprise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Anciens cadres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Anciennes professions intermédiaires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Anciens employés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Anciens ouvriers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Chômeurs n'ayant jamais travaillé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Militaires du contingent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Elèves, étudiants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Personnes diverses sans activité <text:s/>professionnelle de moins de 60 ans (sauf retraités)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ersonnes diverses sans activité professionnelle de 60 ans et plus (sauf retraités)</text:p>
          </table:table-cell>
        </table:table-row>
        <table:table-row table:style-name="ro1"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Inconnue</text:p>
          </table:table-cell>
        </table:table-row>
      </table:table>
      <table:table table:name="Spé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TCIN</text:p>
          </table:table-cell>
          <table:table-cell office:value-type="string" calcext:value-type="string">
            <text:p>Art - Cinéma audiovisuel</text:p>
          </table:table-cell>
        </table:table-row>
        <table:table-row table:style-name="ro1">
          <table:table-cell office:value-type="string" calcext:value-type="string">
            <text:p>ARTHIST</text:p>
          </table:table-cell>
          <table:table-cell office:value-type="string" calcext:value-type="string">
            <text:p>Art - Histoire des arts</text:p>
          </table:table-cell>
        </table:table-row>
        <table:table-row table:style-name="ro1">
          <table:table-cell office:value-type="string" calcext:value-type="string">
            <text:p>ARTTHEA</text:p>
          </table:table-cell>
          <table:table-cell office:value-type="string" calcext:value-type="string">
            <text:p>Art - Théâtre</text:p>
          </table:table-cell>
        </table:table-row>
        <table:table-row table:style-name="ro1">
          <table:table-cell office:value-type="string" calcext:value-type="string">
            <text:p>ARTMUS</text:p>
          </table:table-cell>
          <table:table-cell office:value-type="string" calcext:value-type="string">
            <text:p>Art - Musique</text:p>
          </table:table-cell>
        </table:table-row>
        <table:table-row table:style-name="ro1">
          <table:table-cell office:value-type="string" calcext:value-type="string">
            <text:p>ARTCIRQ</text:p>
          </table:table-cell>
          <table:table-cell office:value-type="string" calcext:value-type="string">
            <text:p>Art - Arts du cirque</text:p>
          </table:table-cell>
        </table:table-row>
        <table:table-row table:style-name="ro1">
          <table:table-cell office:value-type="string" calcext:value-type="string">
            <text:p>ARTDAN</text:p>
          </table:table-cell>
          <table:table-cell office:value-type="string" calcext:value-type="string">
            <text:p>Art - Danse</text:p>
          </table:table-cell>
        </table:table-row>
        <table:table-row table:style-name="ro1">
          <table:table-cell office:value-type="string" calcext:value-type="string">
            <text:p>ARTPLA</text:p>
          </table:table-cell>
          <table:table-cell office:value-type="string" calcext:value-type="string">
            <text:p>Art - Arts plastique</text:p>
          </table:table-cell>
        </table:table-row>
        <table:table-row table:style-name="ro1">
          <table:table-cell office:value-type="string" calcext:value-type="string">
            <text:p>BIOLO</text:p>
          </table:table-cell>
          <table:table-cell office:value-type="string" calcext:value-type="string">
            <text:p>Biologie - écologie</text:p>
          </table:table-cell>
        </table:table-row>
        <table:table-row table:style-name="ro1">
          <table:table-cell office:value-type="string" calcext:value-type="string">
            <text:p>HISTGEO</text:p>
          </table:table-cell>
          <table:table-cell office:value-type="string" calcext:value-type="string">
            <text:p>Histoire-géographie, géopolitique et sciences politiqu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UMPHI</text:p>
          </table:table-cell>
          <table:table-cell office:value-type="string" calcext:value-type="string">
            <text:p>Humanités, littérature et philosophi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Mathématiques</text:p>
          </table:table-cell>
        </table:table-row>
        <table:table-row table:style-name="ro1">
          <table:table-cell office:value-type="string" calcext:value-type="string">
            <text:p>NUMINF</text:p>
          </table:table-cell>
          <table:table-cell office:value-type="string" calcext:value-type="string">
            <text:p>Numérique et sciences informatiques</text:p>
          </table:table-cell>
        </table:table-row>
        <table:table-row table:style-name="ro1">
          <table:table-cell office:value-type="string" calcext:value-type="string">
            <text:p>PHYCHI</text:p>
          </table:table-cell>
          <table:table-cell office:value-type="string" calcext:value-type="string">
            <text:p>Physique-Chimie</text:p>
          </table:table-cell>
        </table:table-row>
        <table:table-row table:style-name="ro1">
          <table:table-cell office:value-type="string" calcext:value-type="string">
            <text:p>SVT</text:p>
          </table:table-cell>
          <table:table-cell office:value-type="string" calcext:value-type="string">
            <text:p>Sciences de la vie et de la terre</text:p>
          </table:table-cell>
        </table:table-row>
        <table:table-row table:style-name="ro1">
          <table:table-cell office:value-type="string" calcext:value-type="string">
            <text:p>SCING</text:p>
          </table:table-cell>
          <table:table-cell office:value-type="string" calcext:value-type="string">
            <text:p>Sciences de l'ingénieur</text:p>
          </table:table-cell>
        </table:table-row>
        <table:table-row table:style-name="ro1">
          <table:table-cell office:value-type="string" calcext:value-type="string">
            <text:p>ECOSOC</text:p>
          </table:table-cell>
          <table:table-cell office:value-type="string" calcext:value-type="string">
            <text:p>Sciences économiques et sociale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LCERANG</text:p>
          </table:table-cell>
          <table:table-cell office:value-type="string" calcext:value-type="string">
            <text:p>Langues, littératures et cultures étrangères et régionales – Anglais</text:p>
          </table:table-cell>
        </table:table-row>
        <table:table-row table:style-name="ro1">
          <table:table-cell office:value-type="string" calcext:value-type="string">
            <text:p>LLCERANGMC</text:p>
          </table:table-cell>
          <table:table-cell office:value-type="string" calcext:value-type="string">
            <text:p>LLCER – Anglais monde contemporai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LCERALL</text:p>
          </table:table-cell>
          <table:table-cell office:value-type="string" calcext:value-type="string">
            <text:p>LLCER – Allemand</text:p>
          </table:table-cell>
        </table:table-row>
        <table:table-row table:style-name="ro1">
          <table:table-cell office:value-type="string" calcext:value-type="string">
            <text:p>LLCERESP </text:p>
          </table:table-cell>
          <table:table-cell office:value-type="string" calcext:value-type="string">
            <text:p>LLCER - Espagnol</text:p>
          </table:table-cell>
        </table:table-row>
      </table:table>
      <table:table table:name="LV" table:style-name="ta1">
        <table:table-column table:style-name="co3" table:default-cell-style-name="ce2"/>
        <table:table-column table:style-name="co3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Allemand</text:p>
          </table:table-cell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Anglais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Espagnol</text:p>
          </table:table-cell>
        </table:table-row>
        <table:table-row table:style-name="ro1">
          <table:table-cell office:value-type="string" calcext:value-type="string">
            <text:p>0050</text:p>
          </table:table-cell>
          <table:table-cell office:value-type="string" calcext:value-type="string">
            <text:p>Breton</text:p>
          </table:table-cell>
        </table:table-row>
        <table:table-row table:style-name="ro1" table:number-rows-repeated="32">
          <table:table-cell table:number-columns-repeated="2"/>
        </table:table-row>
        <table:table-row table:style-name="ro1">
          <table:table-cell/>
          <table:table-cell office:value-type="string" calcext:value-type="string">
            <text:p>LVB</text:p>
          </table:table-cell>
        </table:table-row>
        <table:table-row table:style-name="ro1" table:number-rows-repeated="104853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Département" table:style-name="ta1">
        <table:table-column table:style-name="co5" table:default-cell-style-name="ce3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Ais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Allier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Alpes-de-Haute-Prov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Hautes-Al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Alpes-Mariti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Ardè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Arden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Ariè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A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Au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Avey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Bouches-du-Rhô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Calv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Ca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Char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Charente-Mari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Corrè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Côte-d'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Côtes-d'Ar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Cre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Dordog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Dou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Drô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E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Eure-et-Lo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Finistè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A</text:p>
          </table:table-cell>
          <table:table-cell office:value-type="string" calcext:value-type="string">
            <text:p>Corse-du-S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B</text:p>
          </table:table-cell>
          <table:table-cell office:value-type="string" calcext:value-type="string">
            <text:p>Haute-Co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G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Haute-Gar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G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Giro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Hér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Ille-et-Vil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I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Indre-et-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Isè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J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Lan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Loir-et-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3</text:p>
          </table:table-cell>
          <table:table-cell office:value-type="string" calcext:value-type="string">
            <text:p>Haute-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Loire-Atlant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5</text:p>
          </table:table-cell>
          <table:table-cell office:value-type="string" calcext:value-type="string">
            <text:p>Loi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6</text:p>
          </table:table-cell>
          <table:table-cell office:value-type="string" calcext:value-type="string">
            <text:p>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Lot-et-Gar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</text:p>
          </table:table-cell>
          <table:table-cell office:value-type="string" calcext:value-type="string">
            <text:p>Lozè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9</text:p>
          </table:table-cell>
          <table:table-cell office:value-type="string" calcext:value-type="string">
            <text:p>Maine-et-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Man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Ma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Haute-Ma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May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Meurthe-et-Mos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Me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Morbih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Mos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Niè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N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0</text:p>
          </table:table-cell>
          <table:table-cell office:value-type="string" calcext:value-type="string">
            <text:p>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O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Pas-de-Cal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Puy-de-Dô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Pyrénées-Atlanti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5</text:p>
          </table:table-cell>
          <table:table-cell office:value-type="string" calcext:value-type="string">
            <text:p>Hautes-Pyréné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6</text:p>
          </table:table-cell>
          <table:table-cell office:value-type="string" calcext:value-type="string">
            <text:p>Pyrénées-Orient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7</text:p>
          </table:table-cell>
          <table:table-cell office:value-type="string" calcext:value-type="string">
            <text:p>Bas-R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8</text:p>
          </table:table-cell>
          <table:table-cell office:value-type="string" calcext:value-type="string">
            <text:p>Haut-R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9</text:p>
          </table:table-cell>
          <table:table-cell office:value-type="string" calcext:value-type="string">
            <text:p>Rhô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0</text:p>
          </table:table-cell>
          <table:table-cell office:value-type="string" calcext:value-type="string">
            <text:p>Haute-Saô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Saône-et-Lo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Sart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3</text:p>
          </table:table-cell>
          <table:table-cell office:value-type="string" calcext:value-type="string">
            <text:p>Sav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Haute-Sav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P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Seine-Mari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Seine-et-Ma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Yve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Deux-Sèv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So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Ta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Tarn-et-Gar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Var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084</text:p>
          </table:table-cell>
          <table:table-cell office:value-type="string" calcext:value-type="string">
            <text:p>Vaucl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Vend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Vi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Haute-Vi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8</text:p>
          </table:table-cell>
          <table:table-cell office:value-type="string" calcext:value-type="string">
            <text:p>Vos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Y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Territoire de Belf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Esso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Hauts-de-Se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3</text:p>
          </table:table-cell>
          <table:table-cell office:value-type="string" calcext:value-type="string">
            <text:p>Seine-Saint-De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4</text:p>
          </table:table-cell>
          <table:table-cell office:value-type="string" calcext:value-type="string">
            <text:p>Val-de-Ma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Val-d'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Guadelo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2</text:p>
          </table:table-cell>
          <table:table-cell office:value-type="string" calcext:value-type="string">
            <text:p>Martin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3</text:p>
          </table:table-cell>
          <table:table-cell office:value-type="string" calcext:value-type="string">
            <text:p>Guy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La Réu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76</text:p>
          </table:table-cell>
          <table:table-cell office:value-type="string" calcext:value-type="string">
            <text:p>Mayotte</text:p>
          </table:table-cell>
          <table:table-cell table:number-columns-repeated="2"/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ays" table:style-name="ta1">
        <table:table-column table:style-name="co3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ANEMARK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EROE (ILES)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SLAND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RVEG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OUVET (ILE)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VALBARD et ILE JAN MAY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UED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INLAND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STONI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LETTONI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TUANI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LLEMAGN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UTRICH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ULGARI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ONGRI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ECHTENSTEI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OUMANI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CHECOSLOVAQUI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CHEQUI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LOVAQUI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OSNIE-HERZEGOVIN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ROATI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ONTENEGR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ERBI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OLOGN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USSI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URQUIE D'EUROP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LBANI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REC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TALI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AINT-MARI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VATICAN, ou SAINT-SIEG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NDORR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BELGIQU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YAUME-UNI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UERNESEY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N (ILE)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JERSEY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IBRALTA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YS-BA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RUB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RLANDE, ou EIR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ONAC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UISS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EPUBLIQUE DEMOCRATIQUE ALLEMAND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PUBLIQUE FEDERALE D'ALLEMAGN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LT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LOVENI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ELORUSSI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OLDAVI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KRAIN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ACEDOINE DU NORD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OSOVO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RABIE SAOUDIT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YEMEN (REPUBLIQUE ARABE DU)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IRAQ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IRAN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IBA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YRI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URQUI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IBERI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URKESTAN RUSS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AMTCHATK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HOUTA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EPA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HIN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JAPO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NDCHOURI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HAILAND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OSSESSIONS BRITANNIQUES AU PROCHE-ORIENT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JORDANI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IND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O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IRMANI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RUNEI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INGAPOUR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ALAISI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ETATS MALAIS NON FEDERE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ALDIVE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HONG-KON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NDONESI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ACAO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YEMEN DEMOCRATIQU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MBODG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RI LANK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AIWAN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ORE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OREE (REPUBLIQUE POPULAIRE DEMOCRATIQUE DE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EE (REPUBLIQUE DE)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OWEIT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LAO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NGOLI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VIET NAM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IET NAM DU NORD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VIET NAM DU SUD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ANGLADESH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MIRATS ARABES UNI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QATA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AHREI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OMAN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YEMEN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RMENI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ZERBAIDJAN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HYPR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EORGI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KAZAKHSTA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KIRGHIZISTA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OUZBEKISTA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ADJIKISTA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URKMENISTAN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ALESTINE (Etat de)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IMOR ORIENT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GYPT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IBERI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FRIQUE DU SUD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AMBI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MEROUN ET TOGO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AINTE HELENE, ASCENSION ET TRISTAN DA CUNHA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OUDAN ANGLO-EGYPTIEN, KENYA, OUGAND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ZANZIBAR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OCEAN INDIEN (TERRITOIRE BRITANNIQUE DE L')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ANZANI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ZIMBABW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AMIBI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ONGO (REPUBLIQUE DEMOCRATIQUE)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NARIES (ILES)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ROVINCES ESPAGNOLES D'AFRIQU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RESIDE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UINEE EQUATORIALE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ETHIOPI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LIBY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RYTHRE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OMALI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CORES, MADER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LES PORTUGAISES DE L'OCEAN INDIEN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URUNDI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MEROUN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ENTRAFRICAINE (REPUBLIQUE)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ONGO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ANGER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OTE D'IVOIR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BENI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ABO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UINE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URKINA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KENYA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MALAWI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MALI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MAURITANI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NIGER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OUGAND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RWAND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ENEGAL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IERRA LEON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OUDAN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CHAD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OGO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ZAMBI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ESOTHO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OUDAN DU SUD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AROC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UNISI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LGERIE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AHARA OCCIDENTAL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AURIC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ESWATINI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UINEE-BISSAU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OZAMBIQUE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AO TOME-ET-PRINCIP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P-VERT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OMORE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EYCHELLE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ERRE-NEUV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LABRADOR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ETATS-UNI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LASK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EXIQU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OMINICAINE (REPUBLIQUE)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HONDURA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ANAMA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RGENTIN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RESIL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HILI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OLIVI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OLOMBI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QUATEUR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ARAGUAY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EROU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URUGUAY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BERMUDE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IMANES (ILES)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ONTSERRAT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ERRITOIRES DU ROYAUME-UNI AUX ANTILLE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URKS ET CAIQUES (ILES)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VIERGES BRITANNIQUES (ILES)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NGUILLA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JAMAIQU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ERR. DU ROYAUME-UNI DANS L'ATLANTIQUE SUD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GEORGIE DU SUD ET LES ILES SANDWICH DU SUD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ALOUINES, OU FALKLAND (ILES)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ROENLAND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NTILLES NEERLANDAISE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ORTO RICO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ERR. DES ETATS-UNIS D'AMERIQUE EN AMERIQU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VIERGES DES ETATS-UNIS (ILES)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RINITE-ET-TOBAGO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ARBADE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GRENADE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URINAME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OMINIQU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AINTE-LUCI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AINT-VINCENT-ET-LES GRENADINE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NTIGUA-ET-BARBUDA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AINT-CHRISTOPHE-ET-NIEVE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BONAIRE, SAINT EUSTACHE ET SABA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URAÇAO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AINT-MARTIN (PARTIE NEERLANDAISE)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USTRALI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HEARD ET MACDONALD (ILES)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HRISTMAS (ILE)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OCOS ou KEELING (ILES)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ORFOLK (ILE)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OUVELLE-ZELAND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NIU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KELAU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OOK (ILES)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PITCAIRN (ILE)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HAWAII (ILES)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ERR. DES ETATS-UNIS D'AMERIQUE EN OCEANI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ARIANNES DU NORD (ILES)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AMOA AMERICAINE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GUAM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AMOA OCCIDENTALES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AURU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FIDJI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ONGA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APOUASIE-NOUVELLE-GUINE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UVALU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ALOMON (ILES)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KIRIBATI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VANUATU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ARSHALL (ILES)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ICRONESIE (ETATS FEDERES DE)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PALAOS (ILE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  </number:text>
    </number:number-style>
    <number:number-style style:name="N10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  </number:text>
    </number:number-style>
    <number:number-style style:name="N10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percentage-style style:name="N115">
      <number:number number:decimal-places="0" number:min-decimal-places="0" number:min-integer-digits="1"/>
      <number:text>%</number:text>
    </number:percentage-style>
    <number:percentage-style style:name="N116">
      <number:number number:decimal-places="2" number:min-decimal-places="2" number:min-integer-digits="1"/>
      <number:text>%</number:text>
    </number:percentage-style>
    <number:number-style style:name="N117">
      <number:fraction number:min-integer-digits="0" number:min-numerator-digits="1" loext:max-numerator-digits="1" number:min-denominator-digits="1" number:max-denominator-value="9"/>
    </number:number-style>
    <number:number-style style:name="N118">
      <number:fraction number:min-integer-digits="0" number:min-numerator-digits="2" loext:max-numerator-digits="2" number:min-denominator-digits="2" number:max-denominator-value="99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/>
    </number:tim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9T18:46:21.621883597</meta:creation-date>
    <dc:date>2022-01-09T19:27:45.080630505</dc:date>
    <meta:editing-duration>PT17M19S</meta:editing-duration>
    <meta:editing-cycles>1</meta:editing-cycles>
    <meta:document-statistic meta:table-count="7" meta:cell-count="952" meta:object-count="0"/>
    <meta:generator>LibreOffice/7.2.3.2$Linux_X86_64 LibreOffice_project/20$Build-2</meta:generator>
  </office:meta>
</office:document-meta>
</file>